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Negrito" style:font-pitch="variable"/>
    <style:font-face style:name="Andika Base6" svg:font-family="'Andika Base6'" style:font-adornments="Negrito" style:font-pitch="variable"/>
    <style:font-face style:name="Andika:cv01&amp;cv04" svg:font-family="Andika:cv01&amp;cv04" style:font-adornments="Regular" style:font-pitch="variable"/>
    <style:font-face style:name="Andika:cv01&amp;cv041" svg:font-family="Andika:cv01&amp;cv04" style:font-adornments="Negrito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Heading_20_2">
      <style:paragraph-properties fo:margin-left="0cm"/>
    </style:style>
    <style:style style:name="ce15" style:family="table-cell" style:parent-style-name="Base06GreyBackground">
      <style:table-cell-properties fo:border-bottom="none" fo:border-left="2.24pt solid #757575" fo:border-right="none" fo:border-top="none"/>
    </style:style>
    <style:style style:name="ce16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dição" table:style-name="ta1">
        <table:table-column table:style-name="co1" table:number-columns-repeated="16335" table:default-cell-style-name="Default"/>
        <table:table-row table:style-name="ro1">
          <table:table-cell table:style-name="ce13" office:value-type="string" calcext:value-type="string" table:number-columns-spanned="37" table:number-rows-spanned="1">
            <text:p>ADIÇÃO</text:p>
          </table:table-cell>
          <table:covered-table-cell table:number-columns-repeated="36"/>
          <table:table-cell table:number-columns-repeated="16298"/>
        </table:table-row>
        <table:table-row table:style-name="ro2">
          <table:table-cell table:style-name="ce14" table:number-columns-spanned="37" table:number-rows-spanned="1"/>
          <table:covered-table-cell table:number-columns-repeated="36"/>
          <table:table-cell table:number-columns-repeated="16298"/>
        </table:table-row>
        <table:table-row table:style-name="ro2" table:number-rows-repeated="3">
          <table:table-cell table:number-columns-repeated="16335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2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06" office:value-type="string" calcext:value-type="string">
            <text:p>15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06" office:value-type="string" calcext:value-type="string">
            <text:p>155 ₆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298"/>
        </table:table-row>
        <table:table-row table:style-name="ro2" table:number-rows-repeated="1048360">
          <table:table-cell table:number-columns-repeated="16335"/>
        </table:table-row>
        <table:table-row table:style-name="ro3" table:number-rows-repeated="173">
          <table:table-cell table:number-columns-repeated="16335"/>
        </table:table-row>
        <table:table-row table:style-name="ro3">
          <table:table-cell table:number-columns-repeated="16335"/>
        </table:table-row>
      </table:table>
      <table:table table:name="Adição (com decimal)" table:style-name="ta1">
        <table:table-column table:style-name="co1" table:number-columns-repeated="16354" table:default-cell-style-name="Default"/>
        <table:table-row table:style-name="ro1">
          <table:table-cell table:style-name="ce13" office:value-type="string" calcext:value-type="string" table:number-columns-spanned="38" table:number-rows-spanned="1">
            <text:p>ADI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ce14" table:number-columns-spanned="38" table:number-rows-spanned="1"/>
          <table:covered-table-cell table:number-columns-repeated="37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316"/>
        </table:table-row>
        <table:table-row table:style-name="ro2" table:number-rows-repeated="4">
          <table:table-cell table:number-columns-repeated="16354"/>
        </table:table-row>
        <table:table-row table:style-name="ro1">
          <table:table-cell table:style-name="Heading" table:formula="of:=[.A1]" office:value-type="string" office:string-value="ADIÇÃO" calcext:value-type="string" table:number-columns-spanned="38" table:number-rows-spanned="1">
            <text:p>ADIÇÃO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table:number-columns-spanned="38" table:number-rows-spanned="1"/>
          <table:covered-table-cell table:number-columns-repeated="37" table:style-name="Heading_20_2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10MiddleColumn" office:value-type="string" calcext:value-type="string">
            <text:p>71 ₁₀</text:p>
          </table:table-cell>
          <table:table-cell table:style-name="Base06" office:value-type="string" calcext:value-type="string">
            <text:p>1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10MiddleColumn" office:value-type="string" calcext:value-type="string">
            <text:p>71 ₁₀</text:p>
          </table:table-cell>
          <table:table-cell table:style-name="Base06" office:value-type="string" calcext:value-type="string">
            <text:p>155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16"/>
        </table:table-row>
        <table:table-row table:style-name="ro2" table:number-rows-repeated="1048399">
          <table:table-cell table:number-columns-repeated="16354"/>
        </table:table-row>
        <table:table-row table:style-name="ro3" table:number-rows-repeated="88">
          <table:table-cell table:number-columns-repeated="16354"/>
        </table:table-row>
        <table:table-row table:style-name="ro3"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Negrito" style:font-pitch="variable"/>
    <style:font-face style:name="Andika Base6" svg:font-family="'Andika Base6'" style:font-adornments="Negrito" style:font-pitch="variable"/>
    <style:font-face style:name="Andika:cv01&amp;cv04" svg:font-family="Andika:cv01&amp;cv04" style:font-adornments="Regular" style:font-pitch="variable"/>
    <style:font-face style:name="Andika:cv01&amp;cv041" svg:font-family="Andika:cv01&amp;cv04" style:font-adornments="Negrito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style:font-name="Andika:cv01&amp;cv041" fo:font-family="Andika:cv01&amp;cv04" style:font-style-name="Negrito" style:font-pitch="variabl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11T17:08:44.384460407</dc:date>
    <meta:editing-duration>PT3H25M31S</meta:editing-duration>
    <meta:editing-cycles>46</meta:editing-cycles>
    <meta:generator>LibreOffice/7.4.3.2$Linux_X86_64 LibreOffice_project/40$Build-2</meta:generator>
    <meta:document-statistic meta:table-count="2" meta:cell-count="4179" meta:object-count="0"/>
  </office:meta>
</office:document-meta>
</file>